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80000001F73C320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2cm"/>
    </style:style>
    <style:style style:name="pr3" style:family="presentation" style:parent-style-name="Agenda_20_Master-title">
      <style:graphic-properties draw:auto-grow-height="true" fo:min-height="18.5cm"/>
    </style:style>
    <style:style style:name="pr4" style:family="presentation" style:parent-style-name="Agenda_20_Master-notes">
      <style:graphic-properties draw:fill-color="#ffffff" draw:auto-grow-height="true" fo:min-height="12.572cm"/>
    </style:style>
    <style:style style:name="pr5" style:family="presentation" style:parent-style-name="Text_20_Master-title">
      <style:graphic-properties draw:auto-grow-height="true" fo:min-height="6cm"/>
    </style:style>
    <style:style style:name="pr6" style:family="presentation" style:parent-style-name="Text_20_Master-outline1">
      <style:graphic-properties draw:auto-grow-height="true" fo:min-height="24.236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notes">
      <style:graphic-properties draw:fill-color="#ffffff" fo:min-height="12.322cm"/>
    </style:style>
    <style:style style:name="pr9" style:family="presentation" style:parent-style-name="Text_20_Master-outline1">
      <style:graphic-properties fo:min-height="12.75cm"/>
    </style:style>
    <style:style style:name="pr10" style:family="presentation" style:parent-style-name="Text_20_Master-notes">
      <style:graphic-properties draw:fill-color="#ffffff" draw:auto-grow-height="true" fo:min-height="12.572cm"/>
    </style:style>
    <style:style style:name="pr11" style:family="presentation" style:parent-style-name="Text_20_Master-title">
      <style:graphic-properties fo:min-height="5.75cm"/>
    </style:style>
    <style:style style:name="pr12" style:family="presentation" style:parent-style-name="Image_20_Master_20_-_20_Black_20_Title-notes">
      <style:graphic-properties draw:fill-color="#ffffff" draw:auto-grow-height="true" fo:min-height="12.572cm"/>
    </style:style>
    <style:style style:name="P1" style:family="paragraph">
      <style:text-properties fo:color="#808000"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50pt" style:font-size-asian="50pt" style:font-size-complex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500pt"/>
    </style:style>
    <style:style style:name="P7" style:family="paragraph">
      <style:paragraph-properties fo:text-align="center"/>
      <style:text-properties fo:color="#808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80800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808000"/>
    </style:style>
    <style:style style:name="T3" style:family="text">
      <style:text-properties fo:color="#ffffff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20pt"/>
    </style:style>
    <style:style style:name="T7" style:family="text">
      <style:text-properties fo:font-size="50pt" fo:font-weight="normal" style:font-size-asian="50pt" style:font-weight-asian="normal" style:font-size-complex="50pt" style:font-weight-complex="normal"/>
    </style:style>
    <style:style style:name="T8" style:family="text">
      <style:text-properties fo:color="#808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Meet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2" draw:layer="layout" svg:width="25.199cm" svg:height="18.5cm" svg:x="1.4cm" svg:y="1cm" presentation:class="title">
          <draw:text-box>
            <text:p><text:span text:style-name="T2">Effectiveness</text:span><text:span text:style-name="T2"><text:line-break/></text:span><text:span text:style-name="T2">OpenAgile</text:span><text:span text:style-name="T3"> Meetings</text:span><text:span text:style-name="T3"><text:line-break/></text:span><text:span text:style-name="T2">Other</text:span><text:span text:style-name="T3"> Meet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Effective</text:span> Meetings</text:p>
          </draw:text-box>
        </draw:frame>
        <draw:frame presentation:style-name="pr6" draw:text-style-name="P3" draw:layer="layout" svg:width="26cm" svg:height="24.236cm" svg:x="1cm" svg:y="7.5cm" presentation:class="outline">
          <draw:text-box>
            <text:p text:style-name="P3">Clear Purpose</text:p>
            <text:p text:style-name="P3">Clear Start &amp; End Time</text:p>
            <text:p text:style-name="P3">Clear Agenda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OpenAgile</text:span> Meetings</text:p>
          </draw:text-box>
        </draw:frame>
        <draw:frame presentation:style-name="pr6" draw:text-style-name="P3" draw:layer="layout" svg:width="26cm" svg:height="24.236cm" svg:x="1cm" svg:y="7.5cm" presentation:class="outline">
          <draw:text-box>
            <text:p text:style-name="P3">Engagement Meeting</text:p>
            <text:p text:style-name="P3">Progress Meeting</text:p>
            <text:p text:style-name="P3">Grooming Mee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Engagement</text:span> Meeting</text:p>
          </draw:text-box>
        </draw:frame>
        <draw:frame presentation:style-name="pr9" draw:text-style-name="P4" draw:layer="layout" svg:width="26cm" svg:height="12.75cm" svg:x="1cm" svg:y="6.4cm" presentation:class="outline" presentation:user-transformed="true">
          <draw:text-box>
            <text:p text:style-name="P3"><text:span text:style-name="T4">Purpose</text:span><text:span text:style-name="T5">: Sets up the Cycle</text:span></text:p>
            <text:p text:style-name="P3"><text:span text:style-name="T4">Time</text:span><text:span text:style-name="T5">: Depends on Cycle length</text:span></text:p>
            <text:p text:style-name="P3"><text:span text:style-name="T4">Agenda</text:span><text:span text:style-name="T5">: Reflection, Learning, Plan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Progress</text:span> Meeting</text:p>
          </draw:text-box>
        </draw:frame>
        <draw:frame presentation:style-name="pr9" draw:text-style-name="P4" draw:layer="layout" svg:width="28cm" svg:height="12.75cm" svg:x="0cm" svg:y="6.9cm" presentation:class="outline" presentation:user-transformed="true">
          <draw:text-box>
            <text:p text:style-name="P3"><text:span text:style-name="T4">Purpose</text:span><text:span text:style-name="T5">: Aligns the team</text:span></text:p>
            <text:p text:style-name="P3"><text:span text:style-name="T4">Time</text:span><text:span text:style-name="T5">: Depends on work period length</text:span></text:p>
            <text:p text:style-name="P3"><text:span text:style-name="T4">Agenda</text:span><text:span text:style-name="T5">: Reflection, Learning, Plan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5" draw:layer="layout" svg:width="17.271cm" svg:height="12.572cm" svg:x="2.159cm" svg:y="13.271cm" presentation:class="notes">
            <draw:text-box>
              <text:p><text:span text:style-name="T6">Value Driver management may be done as a meeting between the PF and GF or with the team.</text:span></text:p>
            </draw:text-box>
          </draw:frame>
        </presentation:notes>
      </draw:page>
      <draw:page draw:name="page7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Grooming</text:span> Meeting</text:p>
          </draw:text-box>
        </draw:frame>
        <draw:frame presentation:style-name="pr9" draw:text-style-name="P4" draw:layer="layout" svg:width="28cm" svg:height="13.589cm" svg:x="0cm" svg:y="6.9cm" presentation:class="outline" presentation:user-transformed="true">
          <draw:text-box>
            <text:p text:style-name="P3"><text:span text:style-name="T4">Purpose</text:span><text:span text:style-name="T5">: Estimate Effort and Determine ROI</text:span></text:p>
            <text:p text:style-name="P3"><text:span text:style-name="T4">Time</text:span><text:span text:style-name="T5">: Depends number of Value Drivers needed to estimate</text:span></text:p>
            <text:p text:style-name="P3"><text:span text:style-name="T4">Agenda</text:span><text:span text:style-name="T5">: Review, Conversation, Agre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0" draw:text-style-name="P5" draw:layer="layout" svg:width="17.271cm" svg:height="12.572cm" svg:x="2.159cm" svg:y="13.271cm" presentation:class="notes">
            <draw:text-box>
              <text:p text:style-name="P5"><text:span text:style-name="T6">Value Driver management may be done as a meeting between the PF and GF or with the team.</text:span></text:p>
            </draw:text-box>
          </draw:frame>
        </presentation:notes>
      </draw:page>
      <draw:page draw:name="page8" draw:style-name="dp1" draw:master-page-name="Text_20_Master" presentation:presentation-page-layout-name="AL2T1">
        <office:forms form:automatic-focus="false" form:apply-design-mode="false"/>
        <draw:frame presentation:style-name="pr11" draw:layer="layout" svg:width="28cm" svg:height="5.75cm" svg:x="0cm" svg:y="1.125cm" presentation:class="title" presentation:user-transformed="true">
          <draw:text-box>
            <text:p><text:span text:style-name="T2">Value Driver </text:span>Grooming</text:p>
          </draw:text-box>
        </draw:frame>
        <draw:frame presentation:style-name="pr9" draw:text-style-name="P4" draw:layer="layout" svg:width="28cm" svg:height="12.75cm" svg:x="0cm" svg:y="7.5cm" presentation:class="outline" presentation:user-transformed="true">
          <draw:text-box>
            <text:p text:style-name="P3"><text:span text:style-name="T4">Purpose</text:span><text:span text:style-name="T5">: Keep the list of Value Drivers up to date</text:span></text:p>
            <text:p text:style-name="P3"><text:span text:style-name="T4">Time</text:span><text:span text:style-name="T7">: up to 60 minutes (as needed)</text:span></text:p>
            <text:p text:style-name="P3"><text:span text:style-name="T4">Agenda</text:span><text:span text:style-name="T7">: Estimate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Other</text:span> Meetings</text:p>
          </draw:text-box>
        </draw:frame>
        <draw:frame presentation:style-name="pr6" draw:text-style-name="P3" draw:layer="layout" svg:width="26cm" svg:height="24.236cm" svg:x="1cm" svg:y="7.5cm" presentation:class="outline">
          <draw:text-box>
            <text:p text:style-name="P3">Exploratory</text:p>
            <text:p text:style-name="P3">Generative</text:p>
            <text:p text:style-name="P3">Decision Making</text:p>
            <text:p text:style-name="P3">Work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cm" svg:x="1cm" svg:y="1cm" presentation:class="title">
          <draw:text-box>
            <text:p><text:span text:style-name="T2">Remember</text:span>:</text:p>
          </draw:text-box>
        </draw:frame>
        <draw:frame presentation:style-name="pr9" draw:text-style-name="P3" draw:layer="layout" svg:width="26cm" svg:height="12.75cm" svg:x="1cm" svg:y="7.5cm" presentation:class="outline" presentation:user-transformed="true">
          <draw:text-box>
            <text:p text:style-name="P3">Truthfulness</text:p>
            <text:p text:style-name="P3">Consultative Decision Making</text:p>
            <text:p text:style-name="P3">Learning Circ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age_20_Master_20_-_20_Black_20_Title">
        <office:forms form:automatic-focus="false" form:apply-design-mode="false"/>
        <draw:frame draw:style-name="gr2" draw:text-style-name="P7" draw:layer="layout" svg:width="27cm" svg:height="21.223cm" svg:x="0.5cm" svg:y="-0.2cm">
          <draw:text-box>
            <text:p text:style-name="P6"><text:span text:style-name="T8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2" draw:text-style-name="P5" draw:layer="layout" svg:width="17.271cm" svg:height="12.572cm" svg:x="2.159cm" svg:y="13.271cm" presentation:class="notes">
            <draw:text-box>
              <text:p><text:span text:style-name="T6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left="0cm" fo:margin-right="0cm" fo:margin-top="0cm" fo:margin-bottom="0.4cm" fo:text-indent="0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left="0cm" fo:margin-right="0cm" fo:margin-top="0cm" fo:margin-bottom="0.3cm" fo:text-indent="0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left="0cm" fo:margin-right="0cm" fo:margin-top="0cm" fo:margin-bottom="0.2cm" fo:text-indent="0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left="0cm" fo:margin-right="0cm" fo:margin-top="0cm" fo:margin-bottom="0.4cm" fo:text-indent="0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left="0cm" fo:margin-right="0cm" fo:margin-top="0cm" fo:margin-bottom="0.3cm" fo:text-indent="0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left="0cm" fo:margin-right="0cm" fo:margin-top="0cm" fo:margin-bottom="0.2cm" fo:text-indent="0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left="0cm" fo:margin-right="0cm" fo:margin-top="0cm" fo:margin-bottom="0.4cm" fo:text-indent="0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left="0cm" fo:margin-right="0cm" fo:margin-top="0cm" fo:margin-bottom="0.3cm" fo:text-indent="0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left="0cm" fo:margin-right="0cm" fo:margin-top="0cm" fo:margin-bottom="0.2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4pt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42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5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1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24.236cm" svg:x="1cm" svg:y="7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3.204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1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1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5-22T14:41:49</meta:creation-date>
    <meta:editing-duration>PT9H43M11S</meta:editing-duration>
    <meta:editing-cycles>32</meta:editing-cycles>
    <meta:generator>LibreOffice/3.6$MacOSX_x86 LibreOffice_project/932b512-69e3009-7a10e5c-fc86223-a55908</meta:generator>
    <dc:date>2013-03-25T14:24:18</dc:date>
    <meta:print-date>2013-03-25T14:23:41</meta:print-date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